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464fa" officeooo:paragraph-rsid="000464fa"/>
    </style:style>
    <style:style style:name="P2" style:family="paragraph" style:parent-style-name="Standard">
      <style:paragraph-properties fo:break-before="page"/>
      <style:text-properties officeooo:rsid="000464fa" officeooo:paragraph-rsid="000464fa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bass ackwards</text:p>
      </text:section>
      <text:section text:style-name="Sect2" text:name="Section2">
        <text:p text:style-name="P2">Start with a normal section,</text:p>
        <text:p text:style-name="P1">and then switch to a column section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CA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Times New Roman" style:font-family-complex="'Times New Roman'" style:font-family-generic-complex="roman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4:58:55.993160401</meta:creation-date>
    <dc:date>2023-05-13T15:00:28.430821823</dc:date>
    <meta:editing-duration>PT1M33S</meta:editing-duration>
    <meta:editing-cycles>1</meta:editing-cycles>
    <meta:document-statistic meta:table-count="0" meta:image-count="0" meta:object-count="0" meta:page-count="2" meta:paragraph-count="3" meta:word-count="14" meta:character-count="77" meta:non-whitespace-character-count="66"/>
    <meta:generator>LibreOffice/7.3.7.2$Linux_X86_64 LibreOffice_project/30$Build-2</meta:generator>
  </office:meta>
</office:document-meta>
</file>